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4" style:family="table-column">
      <style:table-column-properties fo:break-before="auto" style:column-width="15.656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2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style:style style:name="ta5" style:family="table" style:master-page-name="PageStyle_5f_Graph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7" style:family="table-cell" style:parent-style-name="Default" style:data-style-name="N130">
      <style:table-cell-properties style:rotation-align="none"/>
      <style:text-properties style:text-position=""/>
    </style:style>
    <style:style style:name="ce10" style:family="table-cell" style:parent-style-name="Default" style:data-style-name="N129">
      <style:text-properties style:text-position=""/>
    </style:style>
    <style:style style:name="ce11" style:family="table-cell" style:parent-style-name="Default" style:data-style-name="N44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4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9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0" style:family="table-cell" style:parent-style-name="Default" style:data-style-name="N130">
      <style:table-cell-properties style:rotation-align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29"/>
    <style:style style:name="ce24" style:family="table-cell" style:parent-style-name="Default" style:data-style-name="N4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5">
        <office:forms form:automatic-focus="false" form:apply-design-mode="false"/>
        <table:table-column table:style-name="co15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office:forms form:automatic-focus="false" form:apply-design-mode="false"/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3">
          <table:table-cell/>
        </table:table-row>
      </table:table>
      <table:table table:name="Killgem_speccing" table:style-name="ta3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ce23"/>
        <table:table-column table:style-name="co15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919" calcext:value-type="float">
            <text:p>0.8459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6409" calcext:value-type="float">
            <text:p>1.646409</text:p>
          </table:table-cell>
          <table:table-cell table:formula="of:=LOG([.B4])/LOG([.A4])" office:value-type="float" office:value="0.45384214039648" calcext:value-type="float">
            <text:p>0.4538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42047" calcext:value-type="float">
            <text:p>2.742047</text:p>
          </table:table-cell>
          <table:table-cell table:formula="of:=LOG([.B5])/LOG([.A5])" office:value-type="float" office:value="0.727626649906819" calcext:value-type="float">
            <text:p>0.727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6491" calcext:value-type="float">
            <text:p>3.806491</text:p>
          </table:table-cell>
          <table:table-cell table:formula="of:=LOG([.B6])/LOG([.A6])" office:value-type="float" office:value="0.830543233173242" calcext:value-type="float">
            <text:p>0.8305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9801" calcext:value-type="float">
            <text:p>5.098010</text:p>
          </table:table-cell>
          <table:table-cell table:formula="of:=LOG([.B7])/LOG([.A7])" office:value-type="float" office:value="0.909078643355689" calcext:value-type="float">
            <text:p>0.9090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85488" calcext:value-type="float">
            <text:p>6.485488</text:p>
          </table:table-cell>
          <table:table-cell table:formula="of:=LOG([.B8])/LOG([.A8])" office:value-type="float" office:value="0.960767415917485" calcext:value-type="float">
            <text:p>0.9607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6836" calcext:value-type="float">
            <text:p>7.868360</text:p>
          </table:table-cell>
          <table:table-cell table:formula="of:=LOG([.B9])/LOG([.A9])" office:value-type="float" office:value="0.992020988851863" calcext:value-type="float">
            <text:p>0.9920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81832" calcext:value-type="float">
            <text:p>9.581832</text:p>
          </table:table-cell>
          <table:table-cell table:formula="of:=LOG([.B10])/LOG([.A10])" office:value-type="float" office:value="1.02851061686776" calcext:value-type="float">
            <text:p>1.0285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1834" calcext:value-type="float">
            <text:p>11.218340</text:p>
          </table:table-cell>
          <table:table-cell table:formula="of:=LOG([.B11])/LOG([.A11])" office:value-type="float" office:value="1.04992859825918" calcext:value-type="float">
            <text:p>1.0499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998412" calcext:value-type="float">
            <text:p>12.998412</text:p>
          </table:table-cell>
          <table:table-cell table:formula="of:=LOG([.B12])/LOG([.A12])" office:value-type="float" office:value="1.06961601920204" calcext:value-type="float">
            <text:p>1.0696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975374" calcext:value-type="float">
            <text:p>14.975374</text:p>
          </table:table-cell>
          <table:table-cell table:formula="of:=LOG([.B13])/LOG([.A13])" office:value-type="float" office:value="1.08913834605369" calcext:value-type="float">
            <text:p>1.0891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053816" calcext:value-type="float">
            <text:p>17.053816</text:p>
          </table:table-cell>
          <table:table-cell table:formula="of:=LOG([.B14])/LOG([.A14])" office:value-type="float" office:value="1.10582065987107" calcext:value-type="float">
            <text:p>1.1058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280317" calcext:value-type="float">
            <text:p>19.280317</text:p>
          </table:table-cell>
          <table:table-cell table:formula="of:=LOG([.B15])/LOG([.A15])" office:value-type="float" office:value="1.12126580114398" calcext:value-type="float">
            <text:p>1.1212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337503" calcext:value-type="float">
            <text:p>21.337503</text:p>
          </table:table-cell>
          <table:table-cell table:formula="of:=LOG([.B16])/LOG([.A16])" office:value-type="float" office:value="1.13013644557713" calcext:value-type="float">
            <text:p>1.1301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567095" calcext:value-type="float">
            <text:p>23.567095</text:p>
          </table:table-cell>
          <table:table-cell table:formula="of:=LOG([.B17])/LOG([.A17])" office:value-type="float" office:value="1.13967550762653" calcext:value-type="float">
            <text:p>1.1396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869856" calcext:value-type="float">
            <text:p>25.869856</text:p>
          </table:table-cell>
          <table:table-cell table:formula="of:=LOG([.B18])/LOG([.A18])" office:value-type="float" office:value="1.14819395324184" calcext:value-type="float">
            <text:p>1.1481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280817" calcext:value-type="float">
            <text:p>28.280817</text:p>
          </table:table-cell>
          <table:table-cell table:formula="of:=LOG([.B19])/LOG([.A19])" office:value-type="float" office:value="1.15631621474134" calcext:value-type="float">
            <text:p>1.1563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614594" calcext:value-type="float">
            <text:p>30.614594</text:p>
          </table:table-cell>
          <table:table-cell table:formula="of:=LOG([.B20])/LOG([.A20])" office:value-type="float" office:value="1.16201315346581" calcext:value-type="float">
            <text:p>1.1620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043255" calcext:value-type="float">
            <text:p>33.043255</text:p>
          </table:table-cell>
          <table:table-cell table:formula="of:=LOG([.B21])/LOG([.A21])" office:value-type="float" office:value="1.1676001529335" calcext:value-type="float">
            <text:p>1.1676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60173" calcext:value-type="float">
            <text:p>35.601730</text:p>
          </table:table-cell>
          <table:table-cell table:formula="of:=LOG([.B22])/LOG([.A22])" office:value-type="float" office:value="1.17338410383146" calcext:value-type="float">
            <text:p>1.17338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374859" calcext:value-type="float">
            <text:p>38.374859</text:p>
          </table:table-cell>
          <table:table-cell table:formula="of:=LOG([.B23])/LOG([.A23])" office:value-type="float" office:value="1.17999108283703" calcext:value-type="float">
            <text:p>1.17999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27829" calcext:value-type="float">
            <text:p>41.278290</text:p>
          </table:table-cell>
          <table:table-cell table:formula="of:=LOG([.B24])/LOG([.A24])" office:value-type="float" office:value="1.18652322080404" calcext:value-type="float">
            <text:p>1.1865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249424" calcext:value-type="float">
            <text:p>44.249424</text:p>
          </table:table-cell>
          <table:table-cell table:formula="of:=LOG([.B25])/LOG([.A25])" office:value-type="float" office:value="1.19250414144342" calcext:value-type="float">
            <text:p>1.1925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174076" calcext:value-type="float">
            <text:p>47.174076</text:p>
          </table:table-cell>
          <table:table-cell table:formula="of:=LOG([.B26])/LOG([.A26])" office:value-type="float" office:value="1.19726411147753" calcext:value-type="float">
            <text:p>1.1972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116432" calcext:value-type="float">
            <text:p>50.116432</text:p>
          </table:table-cell>
          <table:table-cell table:formula="of:=LOG([.B27])/LOG([.A27])" office:value-type="float" office:value="1.20142202438384" calcext:value-type="float">
            <text:p>1.20142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008411" calcext:value-type="float">
            <text:p>53.008411</text:p>
          </table:table-cell>
          <table:table-cell table:formula="of:=LOG([.B28])/LOG([.A28])" office:value-type="float" office:value="1.20468662755376" calcext:value-type="float">
            <text:p>1.2046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.921684" calcext:value-type="float">
            <text:p>55.921684</text:p>
          </table:table-cell>
          <table:table-cell table:formula="of:=LOG([.B29])/LOG([.A29])" office:value-type="float" office:value="1.20759461180543" calcext:value-type="float">
            <text:p>1.2075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.841255" calcext:value-type="float">
            <text:p>58.841255</text:p>
          </table:table-cell>
          <table:table-cell table:formula="of:=LOG([.B30])/LOG([.A30])" office:value-type="float" office:value="1.2101233245521" calcext:value-type="float">
            <text:p>1.2101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864479" calcext:value-type="float">
            <text:p>61.864479</text:p>
          </table:table-cell>
          <table:table-cell table:formula="of:=LOG([.B31])/LOG([.A31])" office:value-type="float" office:value="1.21279235139583" calcext:value-type="float">
            <text:p>1.2127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.895477" calcext:value-type="float">
            <text:p>64.895477</text:p>
          </table:table-cell>
          <table:table-cell table:formula="of:=LOG([.B32])/LOG([.A32])" office:value-type="float" office:value="1.21514079143853" calcext:value-type="float">
            <text:p>1.21514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.966728" calcext:value-type="float">
            <text:p>67.966728</text:p>
          </table:table-cell>
          <table:table-cell table:formula="of:=LOG([.B33])/LOG([.A33])" office:value-type="float" office:value="1.21735135326" calcext:value-type="float">
            <text:p>1.21735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.99205" calcext:value-type="float">
            <text:p>70.992050</text:p>
          </table:table-cell>
          <table:table-cell table:formula="of:=LOG([.B34])/LOG([.A34])" office:value-type="float" office:value="1.2190930018047" calcext:value-type="float">
            <text:p>1.2190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083237" calcext:value-type="float">
            <text:p>74.083237</text:p>
          </table:table-cell>
          <table:table-cell table:formula="of:=LOG([.B35])/LOG([.A35])" office:value-type="float" office:value="1.22085908554577" calcext:value-type="float">
            <text:p>1.22085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.183388" calcext:value-type="float">
            <text:p>77.183388</text:p>
          </table:table-cell>
          <table:table-cell table:formula="of:=LOG([.B36])/LOG([.A36])" office:value-type="float" office:value="1.22243565956466" calcext:value-type="float">
            <text:p>1.2224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.827751" calcext:value-type="float">
            <text:p>80.827751</text:p>
          </table:table-cell>
          <table:table-cell table:formula="of:=LOG([.B37])/LOG([.A37])" office:value-type="float" office:value="1.22570033393579" calcext:value-type="float">
            <text:p>1.2257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477448" calcext:value-type="float">
            <text:p>84.477448</text:p>
          </table:table-cell>
          <table:table-cell table:formula="of:=LOG([.B38])/LOG([.A38])" office:value-type="float" office:value="1.22863070235777" calcext:value-type="float">
            <text:p>1.2286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8.1343" calcext:value-type="float">
            <text:p>88.134300</text:p>
          </table:table-cell>
          <table:table-cell table:formula="of:=LOG([.B39])/LOG([.A39])" office:value-type="float" office:value="1.23127304503933" calcext:value-type="float">
            <text:p>1.2312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868469" calcext:value-type="float">
            <text:p>91.868469</text:p>
          </table:table-cell>
          <table:table-cell table:formula="of:=LOG([.B40])/LOG([.A40])" office:value-type="float" office:value="1.23386974368714" calcext:value-type="float">
            <text:p>1.23387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.679939" calcext:value-type="float">
            <text:p>95.679939</text:p>
          </table:table-cell>
          <table:table-cell table:formula="of:=LOG([.B41])/LOG([.A41])" office:value-type="float" office:value="1.23642117054645" calcext:value-type="float">
            <text:p>1.2364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561539" calcext:value-type="float">
            <text:p>99.561539</text:p>
          </table:table-cell>
          <table:table-cell table:formula="of:=LOG([.B42])/LOG([.A42])" office:value-type="float" office:value="1.23890848292551" calcext:value-type="float">
            <text:p>1.238908</text:p>
          </table:table-cell>
          <table:table-cell office:value-type="string" calcext:value-type="string">
            <text:p>app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.250175" calcext:value-type="float">
            <text:p>103.250175</text:p>
          </table:table-cell>
          <table:table-cell table:formula="of:=LOG([.B43])/LOG([.A43])" office:value-type="float" office:value="1.2406540439186" calcext:value-type="float">
            <text:p>1.2406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6.927498" calcext:value-type="float">
            <text:p>106.927498</text:p>
          </table:table-cell>
          <table:table-cell table:formula="of:=LOG([.B44])/LOG([.A44])" office:value-type="float" office:value="1.24219687128992" calcext:value-type="float">
            <text:p>1.2421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.638481" calcext:value-type="float">
            <text:p>110.638481</text:p>
          </table:table-cell>
          <table:table-cell table:formula="of:=LOG([.B45])/LOG([.A45])" office:value-type="float" office:value="1.24366599281056" calcext:value-type="float">
            <text:p>1.2436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.340111" calcext:value-type="float">
            <text:p>114.340111</text:p>
          </table:table-cell>
          <table:table-cell table:formula="of:=LOG([.B46])/LOG([.A46])" office:value-type="float" office:value="1.24496916901876" calcext:value-type="float">
            <text:p>1.2449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.14344" calcext:value-type="float">
            <text:p>118.143440</text:p>
          </table:table-cell>
          <table:table-cell table:formula="of:=LOG([.B47])/LOG([.A47])" office:value-type="float" office:value="1.24636887743695" calcext:value-type="float">
            <text:p>1.24636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2.034088" calcext:value-type="float">
            <text:p>122.034088</text:p>
          </table:table-cell>
          <table:table-cell table:formula="of:=LOG([.B48])/LOG([.A48])" office:value-type="float" office:value="1.24782239865501" calcext:value-type="float">
            <text:p>1.24782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.028557" calcext:value-type="float">
            <text:p>126.028557</text:p>
          </table:table-cell>
          <table:table-cell table:formula="of:=LOG([.B49])/LOG([.A49])" office:value-type="float" office:value="1.24935608109762" calcext:value-type="float">
            <text:p>1.2493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.066132" calcext:value-type="float">
            <text:p>130.066132</text:p>
          </table:table-cell>
          <table:table-cell table:formula="of:=LOG([.B50])/LOG([.A50])" office:value-type="float" office:value="1.25083962154247" calcext:value-type="float">
            <text:p>1.2508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.888382" calcext:value-type="float">
            <text:p>133.888382</text:p>
          </table:table-cell>
          <table:table-cell table:formula="of:=LOG([.B51])/LOG([.A51])" office:value-type="float" office:value="1.25178366177663" calcext:value-type="float">
            <text:p>1.25178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7.846527" calcext:value-type="float">
            <text:p>137.846527</text:p>
          </table:table-cell>
          <table:table-cell table:formula="of:=LOG([.B52])/LOG([.A52])" office:value-type="float" office:value="1.25288896386986" calcext:value-type="float">
            <text:p>1.2528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1.792267" calcext:value-type="float">
            <text:p>141.792267</text:p>
          </table:table-cell>
          <table:table-cell table:formula="of:=LOG([.B53])/LOG([.A53])" office:value-type="float" office:value="1.25387433196198" calcext:value-type="float">
            <text:p>1.2538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.87912" calcext:value-type="float">
            <text:p>145.879120</text:p>
          </table:table-cell>
          <table:table-cell table:formula="of:=LOG([.B54])/LOG([.A54])" office:value-type="float" office:value="1.25501561146141" calcext:value-type="float">
            <text:p>1.2550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.01535" calcext:value-type="float">
            <text:p>150.015350</text:p>
          </table:table-cell>
          <table:table-cell table:formula="of:=LOG([.B55])/LOG([.A55])" office:value-type="float" office:value="1.25614381098106" calcext:value-type="float">
            <text:p>1.25614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.212875" calcext:value-type="float">
            <text:p>154.212875</text:p>
          </table:table-cell>
          <table:table-cell table:formula="of:=LOG([.B56])/LOG([.A56])" office:value-type="float" office:value="1.25727852419934" calcext:value-type="float">
            <text:p>1.25727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.478439" calcext:value-type="float">
            <text:p>158.478439</text:p>
          </table:table-cell>
          <table:table-cell table:formula="of:=LOG([.B57])/LOG([.A57])" office:value-type="float" office:value="1.25842881360593" calcext:value-type="float">
            <text:p>1.2584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.632492" calcext:value-type="float">
            <text:p>162.632492</text:p>
          </table:table-cell>
          <table:table-cell table:formula="of:=LOG([.B58])/LOG([.A58])" office:value-type="float" office:value="1.25931942675465" calcext:value-type="float">
            <text:p>1.25931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7.021149" calcext:value-type="float">
            <text:p>167.021149</text:p>
          </table:table-cell>
          <table:table-cell table:formula="of:=LOG([.B59])/LOG([.A59])" office:value-type="float" office:value="1.26048326052686" calcext:value-type="float">
            <text:p>1.2604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.387421" calcext:value-type="float">
            <text:p>171.387421</text:p>
          </table:table-cell>
          <table:table-cell table:formula="of:=LOG([.B60])/LOG([.A60])" office:value-type="float" office:value="1.26152774425824" calcext:value-type="float">
            <text:p>1.2615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5.910049" calcext:value-type="float">
            <text:p>175.910049</text:p>
          </table:table-cell>
          <table:table-cell table:formula="of:=LOG([.B61])/LOG([.A61])" office:value-type="float" office:value="1.26271072221543" calcext:value-type="float">
            <text:p>1.2627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.397186" calcext:value-type="float">
            <text:p>180.397186</text:p>
          </table:table-cell>
          <table:table-cell table:formula="of:=LOG([.B62])/LOG([.A62])" office:value-type="float" office:value="1.26376074296845" calcext:value-type="float">
            <text:p>1.2637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4.866058" calcext:value-type="float">
            <text:p>184.866058</text:p>
          </table:table-cell>
          <table:table-cell table:formula="of:=LOG([.B63])/LOG([.A63])" office:value-type="float" office:value="1.26471082961552" calcext:value-type="float">
            <text:p>1.2647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.388718" calcext:value-type="float">
            <text:p>189.388718</text:p>
          </table:table-cell>
          <table:table-cell table:formula="of:=LOG([.B64])/LOG([.A64])" office:value-type="float" office:value="1.2656604137252" calcext:value-type="float">
            <text:p>1.26566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.984406" calcext:value-type="float">
            <text:p>193.984406</text:p>
          </table:table-cell>
          <table:table-cell table:formula="of:=LOG([.B65])/LOG([.A65])" office:value-type="float" office:value="1.26663281193608" calcext:value-type="float">
            <text:p>1.266633</text:p>
          </table:table-cell>
          <table:table-cell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957in" svg:height="5.0929in" svg:x="0.248in" svg:y="0.0417in">
            <draw:object draw:notify-on-update-of-ranges="Killgem_speccing.A2:Killgem_speccing.A65 Killgem_speccing.C1:Killgem_speccing.C1 Killgem_speccing.C2:Killgem_speccing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row table:style-name="ro3">
          <table:table-cell/>
        </table:table-row>
      </table:table>
      <table:table table:name="Info" table:style-name="ta4">
        <office:forms form:automatic-focus="false" form:apply-design-mode="false"/>
        <table:table-column table:style-name="co14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1:07:07.43267501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8T11:12:00.101270989</dc:date>
    <meta:generator>LibreOffice/4.3.1.2$Linux_X86_64 LibreOffice_project/430m0$Build-2</meta:generator>
    <meta:editing-duration>PT7H26M21S</meta:editing-duration>
    <meta:editing-cycles>15</meta:editing-cycles>
    <meta:document-statistic meta:table-count="7" meta:cell-count="368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7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64cm" svg:height="12.937cm" xlink:href=".." xlink:type="simple" chart:class="chart:scatter" chart:style-name="ch1">
        <chart:plot-area chart:style-name="ch2" table:cell-range-address="Killgem_speccing.A2:Killgem_speccing.A65 Killgem_speccing.C1:Killgem_speccing.C65" chart:data-source-has-labels="row" svg:x="0.665cm" svg:y="0.258cm" svg:width="31.934cm" svg:height="12.421cm">
          <chartooo:coordinate-region svg:x="2.318cm" svg:y="0.457cm" svg:width="30.094cm" svg:height="11.5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cing.C2:Killgem_speccing.C65" chart:label-cell-address="Killgem_speccing.C1:Killgem_speccing.C1" chart:class="chart:scatter">
            <chart:domain table:cell-range-address="Killgem_speccing.A2:Killgem_speccing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65</svg:desc>
                </draw:g>
              </table:table-cell>
              <table:table-cell office:value-type="float" office:value="NaN">
                <text:p>NaN</text:p>
                <draw:g>
                  <svg:desc>Killgem_speccing.C2:Kill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5384214039648">
                <text:p>0.4538421403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7626649906819">
                <text:p>0.72762664990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0543233173242">
                <text:p>0.83054323317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9078643355689">
                <text:p>0.909078643355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0767415917485">
                <text:p>0.96076741591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2020988851863">
                <text:p>0.99202098885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2851061686776">
                <text:p>1.02851061686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4992859825918">
                <text:p>1.04992859825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6961601920204">
                <text:p>1.06961601920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8913834605369">
                <text:p>1.08913834605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0582065987107">
                <text:p>1.10582065987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2126580114398">
                <text:p>1.12126580114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3013644557713">
                <text:p>1.13013644557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3967550762653">
                <text:p>1.13967550762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4819395324184">
                <text:p>1.14819395324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5631621474134">
                <text:p>1.15631621474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6201315346581">
                <text:p>1.16201315346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676001529335">
                <text:p>1.167600152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7338410383146">
                <text:p>1.17338410383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7999108283703">
                <text:p>1.17999108283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18652322080404">
                <text:p>1.1865232208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9250414144342">
                <text:p>1.19250414144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9726411147753">
                <text:p>1.19726411147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0142202438384">
                <text:p>1.20142202438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0468662755376">
                <text:p>1.2046866275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0759461180543">
                <text:p>1.20759461180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101233245521">
                <text:p>1.2101233245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1279235139583">
                <text:p>1.21279235139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1514079143853">
                <text:p>1.21514079143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1735135326">
                <text:p>1.21735135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190930018047">
                <text:p>1.2190930018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2085908554577">
                <text:p>1.22085908554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2243565956466">
                <text:p>1.22243565956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2570033393579">
                <text:p>1.2257003339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2863070235777">
                <text:p>1.22863070235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3127304503933">
                <text:p>1.23127304503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3386974368714">
                <text:p>1.23386974368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3642117054645">
                <text:p>1.23642117054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3890848292551">
                <text:p>1.23890848292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06540439186">
                <text:p>1.2406540439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4219687128992">
                <text:p>1.24219687128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4366599281056">
                <text:p>1.24366599281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4496916901876">
                <text:p>1.24496916901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4636887743695">
                <text:p>1.24636887743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4782239865501">
                <text:p>1.24782239865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4935608109762">
                <text:p>1.24935608109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5083962154247">
                <text:p>1.25083962154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5178366177663">
                <text:p>1.25178366177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5288896386986">
                <text:p>1.25288896386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5387433196198">
                <text:p>1.25387433196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5501561146141">
                <text:p>1.25501561146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614381098106">
                <text:p>1.25614381098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5727852419934">
                <text:p>1.25727852419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5842881360593">
                <text:p>1.2584288136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5931942675465">
                <text:p>1.25931942675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6048326052686">
                <text:p>1.26048326052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6152774425824">
                <text:p>1.26152774425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6271072221543">
                <text:p>1.26271072221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6376074296845">
                <text:p>1.26376074296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6471082961552">
                <text:p>1.26471082961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656604137252">
                <text:p>1.2656604137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6663281193608">
                <text:p>1.26663281193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